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justify"/>
      <style:text-properties fo:font-weight="bold" style:font-weight-asian="bold"/>
    </style:style>
    <style:style style:name="P8" style:parent-style-name="TableContents" style:family="paragraph">
      <style:paragraph-properties fo:text-align="justify"/>
      <style:text-properties fo:font-weight="bold" style:font-weight-asian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  <style:text-properties fo:font-weight="bold" style:font-weight-asian="bold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13" style:parent-style-name="Policepardéfaut" style:family="text">
      <style:text-properties fo:font-weight="bold" style:font-weight-asian="bold"/>
    </style:style>
    <style:style style:name="T14" style:parent-style-name="Policepardéfaut" style:family="text">
      <style:text-properties fo:font-weight="bold" style:font-weight-asian="bold"/>
    </style:style>
    <style:style style:name="T15" style:parent-style-name="Policepardéfaut" style:family="text">
      <style:text-properties fo:font-weight="bold" style:font-weight-asian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Titre1" style:family="paragraph">
      <style:paragraph-properties fo:text-align="justify"/>
      <style:text-properties style:font-name="Times New Roman" style:font-name-complex="Times New Roman"/>
    </style:style>
    <style:style style:name="P20" style:parent-style-name="Titre2" style:family="paragraph">
      <style:paragraph-properties fo:text-align="justify"/>
      <style:text-properties style:font-name="Times New Roman" style:font-name-complex="Times New Roman"/>
    </style:style>
    <style:style style:name="P21" style:parent-style-name="Textbody" style:family="paragraph">
      <style:paragraph-properties fo:text-align="justify"/>
    </style:style>
    <style:style style:name="T22" style:parent-style-name="Policepardéfaut" style:family="text">
      <style:text-properties fo:font-weight="bold" style:font-weight-asian="bold" fo:font-style="italic" style:font-style-asian="italic"/>
    </style:style>
    <style:style style:name="T23" style:parent-style-name="Policepardéfaut" style:family="text">
      <style:text-properties fo:font-weight="bold" style:font-weight-asian="bold" fo:font-style="italic" style:font-style-asian="italic"/>
    </style:style>
    <style:style style:name="P24" style:parent-style-name="Textbody" style:family="paragraph">
      <style:paragraph-properties fo:text-align="justify"/>
    </style:style>
    <style:style style:name="T25" style:parent-style-name="Policepardéfaut" style:family="text">
      <style:text-properties style:font-name="Lucida Console" fo:color="#1F497D" fo:font-size="11pt" style:font-size-asian="11pt"/>
    </style:style>
    <style:style style:name="T26" style:parent-style-name="Policepardéfaut" style:family="text">
      <style:text-properties fo:color="#1F497D" fo:font-size="11pt" style:font-size-asian="11pt"/>
    </style:style>
    <style:style style:name="P27" style:parent-style-name="Textbody" style:family="paragraph">
      <style:paragraph-properties fo:text-align="justify"/>
    </style:style>
    <style:style style:name="T28" style:parent-style-name="Policepardéfaut" style:family="text">
      <style:text-properties fo:font-weight="bold" style:font-weight-asian="bold" fo:font-style="italic" style:font-style-asian="italic"/>
    </style:style>
    <style:style style:name="T29" style:parent-style-name="Policepardéfaut" style:family="text">
      <style:text-properties fo:font-weight="bold" style:font-weight-asian="bold" fo:font-style="italic" style:font-style-asian="italic"/>
    </style:style>
    <style:style style:name="T30" style:parent-style-name="Policepardéfaut" style:family="text">
      <style:text-properties fo:font-weight="bold" style:font-weight-asian="bold" fo:font-style="italic" style:font-style-asian="italic"/>
    </style:style>
    <style:style style:name="P31" style:parent-style-name="Textbody" style:family="paragraph">
      <style:paragraph-properties fo:text-align="justify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TableColumn36" style:family="table-column">
      <style:table-column-properties style:column-width="6.843in"/>
    </style:style>
    <style:style style:name="Table35" style:family="table">
      <style:table-properties style:width="6.843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Textbody" style:family="paragraph">
      <style:paragraph-properties fo:text-align="justify"/>
      <style:text-properties style:font-name="Lucida Console" fo:color="#1F497D" fo:font-size="11pt" style:font-size-asian="11pt"/>
    </style:style>
    <style:style style:name="P40" style:parent-style-name="Textbody" style:family="paragraph">
      <style:paragraph-properties fo:text-align="justify" fo:margin-left="0.4923in">
        <style:tab-stops/>
      </style:paragraph-properties>
    </style:style>
    <style:style style:name="T41" style:parent-style-name="Policepardéfaut" style:family="text">
      <style:text-properties style:font-name="Lucida Console" fo:color="#1F497D" fo:font-size="11pt" style:font-size-asian="11pt"/>
    </style:style>
    <style:style style:name="T42" style:parent-style-name="Policepardéfaut" style:family="text">
      <style:text-properties style:font-name="Lucida Console" fo:color="#1F497D" fo:font-size="11pt" style:font-size-asian="11pt"/>
    </style:style>
    <style:style style:name="T43" style:parent-style-name="Policepardéfaut" style:family="text">
      <style:text-properties style:font-name="Lucida Console" fo:color="#1F497D" fo:font-size="11pt" style:font-size-asian="11pt"/>
    </style:style>
    <style:style style:name="T44" style:parent-style-name="Policepardéfaut" style:family="text">
      <style:text-properties style:font-name="Lucida Console" fo:color="#1F497D" fo:font-size="11pt" style:font-size-asian="11pt"/>
    </style:style>
    <style:style style:name="T45" style:parent-style-name="Policepardéfaut" style:family="text">
      <style:text-properties style:font-name="Lucida Console" fo:color="#1F497D" fo:font-size="11pt" style:font-size-asian="11pt"/>
    </style:style>
    <style:style style:name="T46" style:parent-style-name="Policepardéfaut" style:family="text">
      <style:text-properties style:font-name="Lucida Console" fo:color="#1F497D" fo:font-size="11pt" style:font-size-asian="11pt"/>
    </style:style>
    <style:style style:name="P47" style:parent-style-name="Textbody" style:family="paragraph">
      <style:paragraph-properties fo:text-align="justify"/>
    </style:style>
    <style:style style:name="T48" style:parent-style-name="Policepardéfaut" style:family="text">
      <style:text-properties style:font-name="Lucida Console" fo:color="#1F497D" fo:font-size="11pt" style:font-size-asian="11pt"/>
    </style:style>
    <style:style style:name="P49" style:parent-style-name="Textbody" style:family="paragraph">
      <style:paragraph-properties fo:text-align="justify"/>
      <style:text-properties style:font-name="Lucida Console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TableColumn53" style:family="table-column">
      <style:table-column-properties style:column-width="6.7902in"/>
    </style:style>
    <style:style style:name="Table52" style:family="table">
      <style:table-properties style:width="6.7902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Textbody" style:family="paragraph">
      <style:paragraph-properties fo:text-align="justify"/>
      <style:text-properties style:font-name="Lucida Console" fo:color="#1F497D" fo:language="en" fo:country="US"/>
    </style:style>
    <style:style style:name="P57" style:parent-style-name="Textbody" style:family="paragraph">
      <style:paragraph-properties fo:text-align="justify"/>
      <style:text-properties style:font-name="Lucida Console" fo:color="#1F497D" fo:language="en" fo:country="US"/>
    </style:style>
    <style:style style:name="P58" style:parent-style-name="Titre2" style:family="paragraph">
      <style:paragraph-properties fo:text-align="justify"/>
      <style:text-properties style:font-name="Times New Roman" style:font-name-complex="Times New Roman"/>
    </style:style>
    <style:style style:name="P59" style:parent-style-name="Textbody" style:family="paragraph">
      <style:paragraph-properties fo:text-align="justify"/>
    </style:style>
    <style:style style:name="T60" style:parent-style-name="Policepardéfaut" style:family="text">
      <style:text-properties fo:font-weight="bold" style:font-weight-asian="bold" fo:font-style="italic" style:font-style-asian="italic"/>
    </style:style>
    <style:style style:name="TableColumn62" style:family="table-column">
      <style:table-column-properties style:column-width="6.7902in"/>
    </style:style>
    <style:style style:name="Table61" style:family="table">
      <style:table-properties style:width="6.7902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Textbody" style:family="paragraph">
      <style:text-properties style:font-name="Lucida Console" fo:color="#1F497D" fo:language="en" fo:country="US"/>
    </style:style>
    <style:style style:name="T66" style:parent-style-name="Policepardéfaut" style:family="text">
      <style:text-properties style:font-name="Lucida Console" fo:color="#1F497D" fo:language="en" fo:country="US"/>
    </style:style>
    <style:style style:name="T67" style:parent-style-name="Policepardéfaut" style:family="text">
      <style:text-properties style:font-name="Lucida Console" fo:color="#1F497D" fo:language="en" fo:country="US"/>
    </style:style>
    <style:style style:name="T68" style:parent-style-name="Policepardéfaut" style:family="text">
      <style:text-properties style:font-name="Lucida Console" fo:color="#1F497D" fo:language="en" fo:country="US"/>
    </style:style>
    <style:style style:name="T69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70" style:parent-style-name="Policepardéfaut" style:family="text">
      <style:text-properties style:font-name="Lucida Console" fo:color="#1F497D" fo:language="en" fo:country="US"/>
    </style:style>
    <style:style style:name="T71" style:parent-style-name="Policepardéfaut" style:family="text">
      <style:text-properties style:font-name="Lucida Console" fo:color="#1F497D" fo:language="en" fo:country="US"/>
    </style:style>
    <style:style style:name="P72" style:parent-style-name="Textbody" style:family="paragraph">
      <style:text-properties style:font-name="Lucida Console" fo:color="#1F497D" fo:language="en" fo:country="US"/>
    </style:style>
    <style:style style:name="P73" style:parent-style-name="Textbody" style:family="paragraph">
      <style:text-properties style:font-name="Lucida Console" fo:language="en" fo:country="US"/>
    </style:style>
    <style:style style:name="P74" style:parent-style-name="Textbody" style:family="paragraph">
      <style:paragraph-properties fo:text-align="justify"/>
    </style:style>
    <style:style style:name="T75" style:parent-style-name="Policepardéfaut" style:family="text">
      <style:text-properties style:font-name="Lucida Console" fo:color="#1F497D" fo:font-size="11pt" style:font-size-asian="11pt"/>
    </style:style>
    <style:style style:name="T76" style:parent-style-name="Policepardéfaut" style:family="text">
      <style:text-properties style:font-name="Lucida Console"/>
    </style:style>
    <style:style style:name="T77" style:parent-style-name="Policepardéfaut" style:family="text">
      <style:text-properties fo:font-weight="bold" style:font-weight-asian="bold" fo:font-style="italic" style:font-style-asian="italic"/>
    </style:style>
    <style:style style:name="P78" style:parent-style-name="Textbody" style:family="paragraph">
      <style:paragraph-properties fo:text-align="justify"/>
    </style:style>
    <style:style style:name="T79" style:parent-style-name="Policepardéfaut" style:family="text">
      <style:text-properties fo:font-weight="bold" style:font-weight-asian="bold"/>
    </style:style>
    <style:style style:name="TableColumn81" style:family="table-column">
      <style:table-column-properties style:column-width="6.7902in"/>
    </style:style>
    <style:style style:name="Table80" style:family="table">
      <style:table-properties style:width="6.7902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T84" style:parent-style-name="Policepardéfaut" style:family="text">
      <style:text-properties style:font-name="Lucida Console" fo:color="#1F497D" fo:language="en" fo:country="US"/>
    </style:style>
    <style:style style:name="T85" style:parent-style-name="Policepardéfaut" style:family="text">
      <style:text-properties style:font-name="Lucida Console" fo:color="#1F497D" fo:language="en" fo:country="US"/>
    </style:style>
    <style:style style:name="T86" style:parent-style-name="Policepardéfaut" style:family="text">
      <style:text-properties style:font-name="Lucida Console" fo:color="#1F497D" fo:language="en" fo:country="US"/>
    </style:style>
    <style:style style:name="T87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88" style:parent-style-name="Policepardéfaut" style:family="text">
      <style:text-properties style:font-name="Lucida Console" fo:color="#1F497D" fo:language="en" fo:country="US"/>
    </style:style>
    <style:style style:name="T89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90" style:parent-style-name="Policepardéfaut" style:family="text">
      <style:text-properties style:font-name="Lucida Console" fo:color="#1F497D" fo:language="en" fo:country="US"/>
    </style:style>
    <style:style style:name="T91" style:parent-style-name="Policepardéfaut" style:family="text">
      <style:text-properties style:font-name="Lucida Console" fo:color="#1F497D" fo:language="en" fo:country="US"/>
    </style:style>
    <style:style style:name="T92" style:parent-style-name="Policepardéfaut" style:family="text">
      <style:text-properties style:font-name="Lucida Console" fo:color="#1F497D" fo:language="en" fo:country="US"/>
    </style:style>
    <style:style style:name="T93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94" style:parent-style-name="Policepardéfaut" style:family="text">
      <style:text-properties style:font-name="Lucida Console" fo:color="#1F497D" fo:language="en" fo:country="US"/>
    </style:style>
    <style:style style:name="T95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96" style:parent-style-name="Policepardéfaut" style:family="text">
      <style:text-properties style:font-name="Lucida Console" fo:color="#1F497D" fo:language="en" fo:country="US"/>
    </style:style>
    <style:style style:name="T97" style:parent-style-name="Policepardéfaut" style:family="text">
      <style:text-properties style:font-name="Lucida Console" fo:color="#1F497D" fo:language="en" fo:country="US"/>
    </style:style>
    <style:style style:name="P98" style:parent-style-name="Textbody" style:family="paragraph">
      <style:paragraph-properties fo:text-align="justify"/>
      <style:text-properties fo:language="en" fo:country="US"/>
    </style:style>
    <style:style style:name="P99" style:parent-style-name="Textbody" style:family="paragraph">
      <style:paragraph-properties fo:text-align="justify"/>
    </style:style>
    <style:style style:name="T100" style:parent-style-name="Policepardéfaut" style:family="text">
      <style:text-properties fo:font-weight="bold" style:font-weight-asian="bold" fo:font-style="italic" style:font-style-asian="italic"/>
    </style:style>
    <style:style style:name="T101" style:parent-style-name="Policepardéfaut" style:family="text">
      <style:text-properties fo:font-weight="bold" style:font-weight-asian="bold" fo:font-style="italic" style:font-style-asian="italic"/>
    </style:style>
    <style:style style:name="T102" style:parent-style-name="Policepardéfaut" style:family="text">
      <style:text-properties fo:font-weight="bold" style:font-weight-asian="bold" fo:font-style="italic" style:font-style-asian="italic"/>
    </style:style>
    <style:style style:name="T103" style:parent-style-name="Policepardéfaut" style:family="text">
      <style:text-properties fo:font-weight="bold" style:font-weight-asian="bold" fo:font-style="italic" style:font-style-asian="italic"/>
    </style:style>
    <style:style style:name="T104" style:parent-style-name="Policepardéfaut" style:family="text">
      <style:text-properties fo:font-weight="bold" style:font-weight-asian="bold" fo:font-style="italic" style:font-style-asian="italic"/>
    </style:style>
    <style:style style:name="T105" style:parent-style-name="Policepardéfaut" style:family="text">
      <style:text-properties fo:font-weight="bold" style:font-weight-asian="bold" fo:font-style="italic" style:font-style-asian="italic"/>
    </style:style>
    <style:style style:name="T106" style:parent-style-name="Policepardéfaut" style:family="text">
      <style:text-properties fo:font-weight="bold" style:font-weight-asian="bold" fo:font-style="italic" style:font-style-asian="italic"/>
    </style:style>
    <style:style style:name="P107" style:parent-style-name="Titre1" style:family="paragraph">
      <style:paragraph-properties fo:break-before="page" fo:text-align="justify"/>
    </style:style>
    <style:style style:name="T108" style:parent-style-name="Policepardéfaut" style:family="text">
      <style:text-properties style:font-name="Times New Roman"/>
    </style:style>
    <style:style style:name="P109" style:parent-style-name="Titre2" style:family="paragraph">
      <style:paragraph-properties fo:text-align="justify"/>
    </style:style>
    <style:style style:name="T110" style:parent-style-name="Policepardéfaut" style:family="text">
      <style:text-properties style:font-name="Times New Roman"/>
    </style:style>
    <style:style style:name="P111" style:parent-style-name="Textbody" style:family="paragraph">
      <style:paragraph-properties fo:text-align="justify"/>
    </style:style>
    <style:style style:name="T112" style:parent-style-name="Policepardéfaut" style:family="text">
      <style:text-properties fo:font-weight="bold" style:font-weight-asian="bold" fo:font-style="italic" style:font-style-asian="italic"/>
    </style:style>
    <style:style style:name="T113" style:parent-style-name="Policepardéfaut" style:family="text">
      <style:text-properties fo:font-weight="bold" style:font-weight-asian="bold" fo:font-style="italic" style:font-style-asian="italic"/>
    </style:style>
    <style:style style:name="T114" style:parent-style-name="Policepardéfaut" style:family="text">
      <style:text-properties fo:font-weight="bold" style:font-weight-asian="bold" fo:font-style="italic" style:font-style-asian="italic"/>
    </style:style>
    <style:style style:name="T115" style:parent-style-name="Policepardéfaut" style:family="text">
      <style:text-properties fo:font-weight="bold" style:font-weight-asian="bold" fo:font-style="italic" style:font-style-asian="italic"/>
    </style:style>
    <style:style style:name="T116" style:parent-style-name="Policepardéfaut" style:family="text">
      <style:text-properties fo:font-weight="bold" style:font-weight-asian="bold" fo:font-style="italic" style:font-style-asian="italic"/>
    </style:style>
    <style:style style:name="T117" style:parent-style-name="Policepardéfaut" style:family="text">
      <style:text-properties fo:font-weight="bold" style:font-weight-asian="bold" fo:font-style="italic" style:font-style-asian="italic"/>
    </style:style>
    <style:style style:name="P118" style:parent-style-name="Textbody" style:family="paragraph">
      <style:paragraph-properties fo:text-align="justify"/>
    </style:style>
    <style:style style:name="T119" style:parent-style-name="Policepardéfaut" style:family="text">
      <style:text-properties style:font-name="Lucida Console" fo:color="#1F497D" fo:font-size="11pt" style:font-size-asian="11pt"/>
    </style:style>
    <style:style style:name="P120" style:parent-style-name="Titre2" style:family="paragraph">
      <style:paragraph-properties fo:text-align="justify"/>
    </style:style>
    <style:style style:name="T121" style:parent-style-name="Policepardéfaut" style:family="text">
      <style:text-properties style:font-name="Times New Roman"/>
    </style:style>
    <style:style style:name="P122" style:parent-style-name="Textbody" style:family="paragraph">
      <style:paragraph-properties fo:text-align="justify"/>
    </style:style>
    <style:style style:name="T123" style:parent-style-name="Policepardéfaut" style:family="text">
      <style:text-properties fo:font-weight="bold" style:font-weight-asian="bold" fo:font-style="italic" style:font-style-asian="italic"/>
    </style:style>
    <style:style style:name="T124" style:parent-style-name="Policepardéfaut" style:family="text">
      <style:text-properties fo:font-weight="bold" style:font-weight-asian="bold" fo:font-style="italic" style:font-style-asian="italic"/>
    </style:style>
    <style:style style:name="T125" style:parent-style-name="Policepardéfaut" style:family="text">
      <style:text-properties fo:font-weight="bold" style:font-weight-asian="bold" fo:font-style="italic" style:font-style-asian="italic"/>
    </style:style>
    <style:style style:name="T126" style:parent-style-name="Policepardéfaut" style:family="text">
      <style:text-properties style:font-name="Lucida Console" fo:color="#1F497D" fo:font-size="11pt" style:font-size-asian="11pt"/>
    </style:style>
    <style:style style:name="P127" style:parent-style-name="Titre1" style:family="paragraph">
      <style:paragraph-properties fo:text-align="justify"/>
    </style:style>
    <style:style style:name="T128" style:parent-style-name="Policepardéfaut" style:family="text">
      <style:text-properties style:font-name="Times New Roman"/>
    </style:style>
    <style:style style:name="P129" style:parent-style-name="Titre2" style:family="paragraph">
      <style:paragraph-properties fo:text-align="justify"/>
    </style:style>
    <style:style style:name="T130" style:parent-style-name="Policepardéfaut" style:family="text">
      <style:text-properties style:font-name="Times New Roman"/>
    </style:style>
    <style:style style:name="P131" style:parent-style-name="Textbody" style:family="paragraph">
      <style:paragraph-properties fo:text-align="justify"/>
    </style:style>
    <style:style style:name="T132" style:parent-style-name="Policepardéfaut" style:family="text">
      <style:text-properties fo:font-weight="bold" style:font-weight-asian="bold" fo:font-style="italic" style:font-style-asian="italic"/>
    </style:style>
    <style:style style:name="T133" style:parent-style-name="Policepardéfaut" style:family="text">
      <style:text-properties fo:font-weight="bold" style:font-weight-asian="bold" fo:font-style="italic" style:font-style-asian="italic"/>
    </style:style>
    <style:style style:name="P134" style:parent-style-name="Textbody" style:family="paragraph">
      <style:paragraph-properties fo:text-align="justify"/>
    </style:style>
    <style:style style:name="TableColumn136" style:family="table-column">
      <style:table-column-properties style:column-width="6.7902in"/>
    </style:style>
    <style:style style:name="Table135" style:family="table">
      <style:table-properties style:width="6.7902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T139" style:parent-style-name="Policepardéfaut" style:family="text">
      <style:text-properties style:font-name="Lucida Console" fo:color="#1F497D" fo:language="en" fo:country="US"/>
    </style:style>
    <style:style style:name="T140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141" style:parent-style-name="Policepardéfaut" style:family="text">
      <style:text-properties style:font-name="Lucida Console" fo:color="#1F497D" fo:language="en" fo:country="US"/>
    </style:style>
    <style:style style:name="T142" style:parent-style-name="Policepardéfaut" style:family="text">
      <style:text-properties style:font-name="Lucida Console" fo:color="#1F497D" fo:language="en" fo:country="US"/>
    </style:style>
    <style:style style:name="T143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144" style:parent-style-name="Policepardéfaut" style:family="text">
      <style:text-properties style:font-name="Lucida Console" fo:color="#1F497D" fo:language="en" fo:country="US"/>
    </style:style>
    <style:style style:name="P145" style:parent-style-name="Textbody" style:family="paragraph">
      <style:paragraph-properties fo:text-align="justify"/>
      <style:text-properties fo:language="en" fo:country="US"/>
    </style:style>
    <style:style style:name="P146" style:parent-style-name="Textbody" style:family="paragraph">
      <style:paragraph-properties fo:text-align="justify"/>
    </style:style>
    <style:style style:name="P147" style:parent-style-name="Textbody" style:family="paragraph">
      <style:paragraph-properties fo:text-align="justify"/>
    </style:style>
    <style:style style:name="T148" style:parent-style-name="Policepardéfaut" style:family="text">
      <style:text-properties fo:font-weight="bold" style:font-weight-asian="bold" fo:font-style="italic" style:font-style-asian="italic"/>
    </style:style>
    <style:style style:name="T149" style:parent-style-name="Policepardéfaut" style:family="text">
      <style:text-properties fo:font-weight="bold" style:font-weight-asian="bold" fo:font-style="italic" style:font-style-asian="italic"/>
    </style:style>
    <style:style style:name="T150" style:parent-style-name="Policepardéfaut" style:family="text">
      <style:text-properties fo:font-weight="bold" style:font-weight-asian="bold"/>
    </style:style>
    <style:style style:name="T151" style:parent-style-name="Policepardéfaut" style:family="text">
      <style:text-properties fo:font-weight="bold" style:font-weight-asian="bold"/>
    </style:style>
    <style:style style:name="P152" style:parent-style-name="Textbody" style:family="paragraph">
      <style:paragraph-properties fo:text-align="justify"/>
    </style:style>
    <style:style style:name="TableColumn154" style:family="table-column">
      <style:table-column-properties style:column-width="6.7902in"/>
    </style:style>
    <style:style style:name="Table153" style:family="table">
      <style:table-properties style:width="6.7902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T157" style:parent-style-name="Policepardéfaut" style:family="text">
      <style:text-properties style:font-name="Lucida Console" fo:color="#1F497D" fo:language="en" fo:country="US"/>
    </style:style>
    <style:style style:name="T158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159" style:parent-style-name="Policepardéfaut" style:family="text">
      <style:text-properties style:font-name="Lucida Console" fo:color="#1F497D" fo:language="en" fo:country="US"/>
    </style:style>
    <style:style style:name="T160" style:parent-style-name="Policepardéfaut" style:family="text">
      <style:text-properties style:font-name="Lucida Console" fo:color="#1F497D" fo:language="en" fo:country="US"/>
    </style:style>
    <style:style style:name="T161" style:parent-style-name="Policepardéfaut" style:family="text">
      <style:text-properties style:font-name="Lucida Console" fo:color="#1F497D" fo:language="en" fo:country="US"/>
    </style:style>
    <style:style style:name="T162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163" style:parent-style-name="Policepardéfaut" style:family="text">
      <style:text-properties style:font-name="Lucida Console" fo:color="#1F497D" fo:language="en" fo:country="US"/>
    </style:style>
    <style:style style:name="T164" style:parent-style-name="Policepardéfaut" style:family="text">
      <style:text-properties style:font-name="Lucida Console" fo:color="#1F497D" fo:language="en" fo:country="US"/>
    </style:style>
    <style:style style:name="T165" style:parent-style-name="Policepardéfaut" style:family="text">
      <style:text-properties style:font-name="Lucida Console" fo:color="#1F497D" fo:language="en" fo:country="US"/>
    </style:style>
    <style:style style:name="T166" style:parent-style-name="Policepardéfaut" style:family="text">
      <style:text-properties style:font-name="Lucida Console" fo:font-weight="bold" style:font-weight-asian="bold" fo:color="#1F497D" fo:language="en" fo:country="US"/>
    </style:style>
    <style:style style:name="T167" style:parent-style-name="Policepardéfaut" style:family="text">
      <style:text-properties style:font-name="Lucida Console" fo:color="#1F497D" fo:language="en" fo:country="US"/>
    </style:style>
    <style:style style:name="T168" style:parent-style-name="Policepardéfaut" style:family="text">
      <style:text-properties style:font-name="Lucida Console" fo:color="#1F497D" fo:language="en" fo:country="US"/>
    </style:style>
    <style:style style:name="P169" style:parent-style-name="Textbody" style:family="paragraph">
      <style:paragraph-properties fo:text-align="justify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Wassim Chegham</text:p>
            <text:p text:style-name="P8">Gurval Le Bouter</text:p>
          </table:table-cell>
          <table:table-cell table:style-name="TableCell9">
            <text:p text:style-name="P10">DOC – TP schéma XML<text:s/>(MITIC)</text:p>
          </table:table-cell>
          <table:table-cell table:style-name="TableCell11">
            <text:p text:style-name="P12"><text:span text:style-name="T13">Le<text:s/></text:span><text:span text:style-name="T14"/><text:span text:style-name="T15">03/10/11</text:span></text:p>
          </table:table-cell>
        </table:table-row>
      </table:table>
      <text:p text:style-name="P16"/>
      <text:p text:style-name="P17"/>
      <text:p text:style-name="P18">Pour réaliser ce TP, nous avons<text:s/>décidé d’utiliser<text:s/>Eclipse et son plugin WTP<text:s/>(Web Tools Platform). Contrairement à XMLSpy,<text:s/>Eclipse<text:s/>est<text:s/>multiplateforme<text:s/>et propose une<text:s/>auto-complétion<text:s/>améliorée. Cela<text:s/>nous a permis<text:s/>de travailler plus rapidement<text:s/>et plus efficacement.</text:p>
      <text:h text:style-name="P19" text:outline-level="1">Station Météo (meteo1.xsd et meteo1.xml) :</text:h>
      <text:h text:style-name="P20" text:outline-level="2">1 - Météo</text:h>
      <text:p text:style-name="P21">En ce qui concerne la description d'une station météo, l'élément<text:s/><text:span text:style-name="T22">meteo</text:span><text:s/>est un élément global qui<text:s/>contient des<text:s/>sous éléments inclus dans un tag<text:s/><text:span text:style-name="T23">all</text:span>. Ces<text:s/>éléments sont : le nom, le pays, le numéro<text:s/>de la rue,<text:s/>la<text:s/>rue,<text:s/>le code postal, la ville<text:s/>et<text:s/>le<text:s/>téléphone. <text:s/></text:p>
      <text:p text:style-name="P24">Nous avons choisi de<text:s/>rendre le numéro de téléphone<text:s/>optionnel<text:s/>en utilisant<text:s/>l'attribut<text:s/><text:span text:style-name="T25">minOccurs="0"</text:span><text:span text:style-name="T26">.</text:span></text:p>
      <text:p text:style-name="P27">Afin de renseigner correctement les pays, L’élément<text:s/><text:span text:style-name="T28">pays</text:span><text:s/>est de type<text:s/><text:span text:style-name="T29">ISO3166CountyCode</text:span>, définie<text:s/>dans l'espace de nom<text:s/><text:span text:style-name="T30">stl</text:span>,<text:s/>lui-même<text:s/>importé du schéma :</text:p>
      <text:p text:style-name="P31"><text:a xlink:href="http://www.codesynthesis.com/projects/xsstl/xsstl/iso3166-country-code.xsd" office:target-frame-name="_top" xlink:show="replace"><text:span text:style-name="T32">http://www.codesynthesis.com/projects/xsstl/xsstl/iso3166-country-code.xsd</text:span></text:a>.<text:s/></text:p>
      <text:p text:style-name="P33">Ce qui<text:s/>permet donc de<text:s/>forcer<text:s/>le respect du standard ISO3166.</text:p>
      <text:p text:style-name="P34">L'import de ce<text:s/>schéma a été réalisé via la directive<text:s/>suivante :</text:p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&lt;xs:import<text:s/></text:p>
            <text:p text:style-name="P40"><text:span text:style-name="T41">namespace="</text:span><text:a xlink:href="http://www.codesynthesis.com/xmlns/xsstl" office:target-frame-name="_top" xlink:show="replace"><text:span text:style-name="T42">http://www.codesynthesis.com/xmlns/xsstl</text:span></text:a><text:span text:style-name="T43">"</text:span><text:span text:style-name="T44"><text:line-break/>schemaLocation="</text:span><text:a xlink:href="http://www.codesynthesis.com/projects/xsstl/xsstl/iso3166-country-code.xsd" office:target-frame-name="_top" xlink:show="replace"><text:span text:style-name="T45">http://www.codesynthesis.com/projects/xsstl/xsstl/iso3166-country-code.xsd</text:span></text:a><text:span text:style-name="T46">"<text:s/></text:span></text:p>
            <text:p text:style-name="P47"><text:span text:style-name="T48">/&gt;</text:span></text:p>
          </table:table-cell>
        </table:table-row>
      </table:table>
      <text:p text:style-name="P49"/>
      <text:p text:style-name="P50">Une météo<text:s/>contient aussi les attributs<text:s/>suivants : un code métar<text:s/>(qui sera<text:s/>détaillé plus bas),<text:s/>une<text:s/>latitude,<text:s/>une<text:s/>longitude et<text:s/>une<text:s/>altitude. Pour définir une restriction sur<text:s/>les types<text:s/>de ces attributs, notre choix s'est porté sur l'utilisation des<text:s/>expressions régulières<text:s/>car cela nous a semblé plus facile à gérer. Par exemple, celle utilisée pour la latitude est la suivante<text:s/>:</text:p>
      <text:p text:style-name="P51"/>
      <table:table table:style-name="Table52">
        <table:table-columns>
          <table:table-column table:style-name="TableColumn53"/>
        </table:table-columns>
        <table:table-row table:style-name="TableRow54">
          <table:table-cell table:style-name="TableCell55">
            <text:p text:style-name="P56">(\d|90|[0-8]\d)\s*(nord|sud)</text:p>
          </table:table-cell>
        </table:table-row>
      </table:table>
      <text:p text:style-name="P57"/>
      <text:h text:style-name="P58" text:outline-level="2">2 – Liste de météos</text:h>
      <text:p text:style-name="P59">Une liste<text:s/>de<text:s/>météo contient une séquence d’éléments<text:s/><text:span text:style-name="T60">meteo</text:span> :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…</text:p>
            <text:p text:style-name="Textbody"><text:span text:style-name="T66">&lt;xs:sequence&gt;</text:span><text:span text:style-name="T67"><text:line-break/></text:span><text:span text:style-name="T68"><text:tab/>&lt;xs:element ref="meteo"<text:s/></text:span><text:span text:style-name="T69">maxOccurs="unbounded"<text:s/></text:span><text:span text:style-name="T70">/&gt;</text:span><text:span text:style-name="T71"><text:line-break/>&lt;/xs:sequence&gt;</text:span></text:p>
            <text:p text:style-name="P72">…</text:p>
          </table:table-cell>
        </table:table-row>
      </table:table>
      <text:p text:style-name="P73"/>
      <text:p text:style-name="P74">Aussi, l'attribut<text:s/><text:span text:style-name="T75">maxOccurs="unbounded"</text:span><text:span text:style-name="T76"><text:s/></text:span>permet d'avoir un nombre illimité d’éléments<text:s/><text:span text:style-name="T77">meteo</text:span>.</text:p>
      <text:p text:style-name="P78">Et afin que chaque<text:s/>élément<text:s/><text:span text:style-name="T79">meteo</text:span><text:s/>ait un code<text:s/>metar<text:s/>unique,<text:s/>nous le définissons comme étant une<text:s/><text:soft-page-break/>clé, comme ceci :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Textbody"><text:span text:style-name="T84">&lt;xs:key name="metarKey"&gt;</text:span><text:span text:style-name="T85"><text:line-break/></text:span><text:span text:style-name="T86"><text:tab/>&lt;xs:</text:span><text:span text:style-name="T87">selector</text:span><text:span text:style-name="T88"><text:s/>xpath="</text:span><text:span text:style-name="T89">meteo</text:span><text:span text:style-name="T90">"&gt;&lt;/xs:selector&gt;</text:span><text:span text:style-name="T91"><text:line-break/></text:span><text:span text:style-name="T92"><text:tab/>&lt;xs:</text:span><text:span text:style-name="T93">field</text:span><text:span text:style-name="T94"><text:s/>xpath="</text:span><text:span text:style-name="T95">@metar</text:span><text:span text:style-name="T96">"&gt;&lt;/xs:field&gt;</text:span><text:span text:style-name="T97"><text:line-break/>&lt;/xs:key&gt;</text:span></text:p>
          </table:table-cell>
        </table:table-row>
      </table:table>
      <text:p text:style-name="P98"/>
      <text:p text:style-name="P99">L’élément<text:span text:style-name="T100"><text:s/>Key<text:s/></text:span>possède<text:span text:style-name="T101"><text:s/></text:span>un paramètre<text:s/><text:span text:style-name="T102">Selector</text:span><text:s/>qui<text:s/>permet<text:s/>de renseigner<text:s/>une expression Xpath afin de sélectionner tous les nœuds<text:s/><text:span text:style-name="T103">meteo</text:span><text:span text:style-name="T104">,<text:s/></text:span><text:s/>à<text:s/>partir de l'élément courant. Quant au paramètre<text:s/><text:span text:style-name="T105">field</text:span>, il permet de restreindre l'unicité sur un attribut particulier des nœuds<text:s/><text:span text:style-name="T106">meteo</text:span><text:s/>trouvés.</text:p>
      <text:soft-page-break/>
      <text:h text:style-name="P107" text:outline-level="1"><text:span text:style-name="T108">Relevé météo (meteo2.xsd et meteo2.xml) :</text:span></text:h>
      <text:h text:style-name="P109" text:outline-level="2"><text:span text:style-name="T110">3 – Relevé</text:span></text:h>
      <text:p text:style-name="P111">Un élément<text:s/><text:span text:style-name="T112">releve</text:span><text:s/>contient un sous élément<text:s/><text:span text:style-name="T113">vent</text:span>, qui peut être soit<text:s/><text:span text:style-name="T114">ventVitesseAbs</text:span>, ou<text:s/><text:span text:style-name="T115">ventBeaufort</text:span><text:s/>et contenant un attribut<text:s/><text:span text:style-name="T116">direction</text:span>. Ce choix est effectué grâce au tag<text:s/><text:span text:style-name="T117">choice</text:span>.</text:p>
      <text:p text:style-name="P118">Un relevé<text:s/>contient également<text:s/>les<text:s/>attributs<text:s/>suivants :<text:s/>un code<text:s/>metar, une date, la température,<text:s/>la <text:s/>pression,<text:s/> l’humidité ainsi précipitation. Ils<text:s/>sont tous imposés grâce à l'attribut<text:s/><text:span text:style-name="T119">use="required"</text:span>.<text:s/>Comme pour la première partie, le<text:s/>type<text:s/>de ces attributs<text:s/>est également restreint à l'aide d'une expression régulière.</text:p>
      <text:h text:style-name="P120" text:outline-level="2"><text:span text:style-name="T121">4 – Relevé Journalier</text:span></text:h>
      <text:p text:style-name="P122">A la manière de<text:s/><text:span text:style-name="T123">listeDeMeteo</text:span>,<text:s/>Un relevé journalier contient une liste de<text:s/><text:span text:style-name="T124">rele</text:span><text:span text:style-name="T125">ve</text:span>, dont le nombre d'éléments est limité à 24 avec l'attribut<text:s/><text:span text:style-name="T126">maxOccurs="24"</text:span>.</text:p>
      <text:h text:style-name="P127" text:outline-level="1"><text:span text:style-name="T128">Base de données météorologique (meteo3.xsd et meteo3.xml) :</text:span></text:h>
      <text:h text:style-name="P129" text:outline-level="2"><text:span text:style-name="T130">5 – description des données météorologique</text:span></text:h>
      <text:p text:style-name="P131">Afin de construire une base de données (simplifiée), nous<text:s/>avons<text:s/>inclus les fichiers<text:s/><text:span text:style-name="T132">meteo1.xsd</text:span><text:s/>et<text:s/><text:span text:style-name="T133">meteo2.xsd</text:span><text:s/>comme ceci :</text:p>
      <text:p text:style-name="P134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Textbody"><text:span text:style-name="T139">&lt;xs:</text:span><text:span text:style-name="T140">include</text:span><text:span text:style-name="T141"><text:s/>schemaLocation="meteo1.xsd"&gt;&lt;/xs:include&gt;</text:span><text:span text:style-name="T142"><text:line-break/>&lt;xs:</text:span><text:span text:style-name="T143">include</text:span><text:span text:style-name="T144"><text:s/>schemaLocation="meteo2.xsd"&gt;&lt;/xs:include&gt;</text:span></text:p>
          </table:table-cell>
        </table:table-row>
      </table:table>
      <text:p text:style-name="P145"/>
      <text:p text:style-name="P146">En effet, l'inclusion permet de garder le même espace de nom, contrairement à l'import.</text:p>
      <text:p text:style-name="P147">On<text:s/>définit<text:s/>un élément racine qui va accueillir les<text:s/>relevés journaliers et les<text:s/>listes de<text:s/>météo.<text:s/>Afin de s'assurer que les codes metars<text:s/>utilisés dans les relevés journaliers<text:s/>soient définis dans<text:s/>la liste de météo, on utilise le<text:s/>tag<text:s/><text:span text:style-name="T148">keyRef</text:span>, permettant<text:s/>ainsi de référencer l’élément<text:s/><text:span text:style-name="T149">metar</text:span><text:s/>définit dans<text:s/><text:span text:style-name="T150">meteo1.xsd</text:span><text:span text:style-name="T151">.<text:s/></text:span>Voici le code correspondant :</text:p>
      <text:p text:style-name="P152"/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ext:p text:style-name="Textbody"><text:span text:style-name="T157">&lt;xs:keyref name="metarKeyRef" refer="</text:span><text:span text:style-name="T158">metarKey</text:span><text:span text:style-name="T159">"&gt;</text:span><text:span text:style-name="T160"><text:line-break/></text:span><text:span text:style-name="T161"><text:tab/>&lt;xs:selector xpath="</text:span><text:span text:style-name="T162">releveJournalier/releve</text:span><text:span text:style-name="T163">"&gt;&lt;/xs:selector&gt;</text:span><text:span text:style-name="T164"><text:line-break/></text:span><text:span text:style-name="T165"><text:tab/>&lt;xs:field xpath="</text:span><text:span text:style-name="T166">@metar</text:span><text:span text:style-name="T167">"&gt;&lt;/xs:field&gt;</text:span><text:span text:style-name="T168"><text:line-break/>&lt;/xs:keyref&gt;</text:span></text:p>
          </table:table-cell>
        </table:table-row>
      </table:table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Console" svg:font-family="Lucida Console" style:font-family-generic="modern" style:font-pitch="fixed" svg:panose-1="2 11 6 9 4 5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7pt" fo:hyphenate="false"/>
    </style:style>
    <style:style style:name="TextedebullesCar" style:display-name="Texte de bulles Car" style:family="text" style:parent-style-name="Policepardéfaut">
      <style:text-properties style:font-name="Tahoma" fo:font-size="8pt" style:font-size-asian="8pt" style:font-size-complex="7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Maneki</dc:creator>
    <meta:creation-date>2011-10-03T10:26:00Z</meta:creation-date>
    <dc:date>2011-10-03T14:54:00Z</dc:date>
    <meta:template xlink:href="Normal.dotm" xlink:type="simple"/>
    <meta:editing-cycles>29</meta:editing-cycles>
    <meta:editing-duration>PT9120S</meta:editing-duration>
    <meta:document-statistic meta:page-count="3" meta:paragraph-count="8" meta:word-count="670" meta:character-count="4352" meta:row-count="30" meta:non-whitespace-character-count="3690"/>
  </office:meta>
</office:document-meta>
</file>